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F0000016C25AF53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026cm" svg:height="10.555cm" svg:x="-0.026cm" svg:y="9.55cm">
          <draw:image xlink:href="Pictures/100000010000035F0000016C25AF53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3:02:00.240411024</meta:creation-date>
    <dc:date>2024-06-02T13:31:13.865114927</dc:date>
    <meta:editing-duration>PT29M14S</meta:editing-duration>
    <meta:editing-cycles>3</meta:editing-cycles>
    <meta:generator>LibreOffice/24.2.3.2$Linux_X86_64 LibreOffice_project/420$Build-2</meta:generator>
    <meta:document-statistic meta:object-count="1"/>
  </office:meta>
</office:document-meta>
</file>